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mimajor axis (106 km) <text:s text:c="8"/>149.60 <text:s text:c="3"/></text:p>
          </table:table-cell>
          <table:table-cell table:number-columns-repeated="2"/>
          <table:table-cell office:value-type="float" office:value="149.6" calcext:value-type="float">
            <text:p>149.6</text:p>
          </table:table-cell>
          <table:table-cell table:number-columns-repeated="2"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idereal orbit period (days) <text:s text:c="3"/>365.256</text:p>
          </table:table-cell>
          <table:table-cell table:number-columns-repeated="3"/>
          <table:table-cell office:value-type="string" calcext:value-type="string">
            <text:p>perihel</text:p>
          </table:table-cell>
          <table:table-cell table:style-name="ce1" table:formula="of:=1-[.D10]" office:value-type="float" office:value="0.9833" calcext:value-type="float">
            <text:p>0.9833</text:p>
          </table:table-cell>
          <table:table-cell table:formula="of:=[.F2]^[.G1]" office:value-type="float" office:value="1.03425569669848" calcext:value-type="float">
            <text:p>1.0342556967</text:p>
          </table:table-cell>
        </table:table-row>
        <table:table-row table:style-name="ro1">
          <table:table-cell office:value-type="string" calcext:value-type="string">
            <text:p>Tropical orbit period (days) <text:s text:c="3"/>365.242 <text:s text:c="3"/></text:p>
          </table:table-cell>
          <table:table-cell table:number-columns-repeated="3"/>
          <table:table-cell office:value-type="string" calcext:value-type="string">
            <text:p>aphel</text:p>
          </table:table-cell>
          <table:table-cell table:formula="of:=1+[.D10]" office:value-type="float" office:value="1.0167" calcext:value-type="float">
            <text:p>1.0167</text:p>
          </table:table-cell>
          <table:table-cell table:formula="of:=[.F3]^[.G1]" office:value-type="float" office:value="0.967418421401641" calcext:value-type="float">
            <text:p>0.9674184214</text:p>
          </table:table-cell>
        </table:table-row>
        <table:table-row table:style-name="ro1">
          <table:table-cell office:value-type="string" calcext:value-type="string">
            <text:p>Perihelion (106 km) <text:s text:c="12"/>147.09 <text:s text:c="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helion (106 km) <text:s text:c="14"/>152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 orbital velocity (km/s) <text:s text:c="4"/>29.78 <text:s text:c="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orbital velocity (km/s) <text:s text:c="4"/>30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. orbital velocity (km/s) <text:s text:c="4"/>29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bit inclination (deg) <text:s text:c="10"/>0.000 <text:s text:c="4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bit eccentricity <text:s text:c="15"/>0.0167 <text:s text:c="4"/></text:p>
          </table:table-cell>
          <table:table-cell table:number-columns-repeated="2"/>
          <table:table-cell office:value-type="float" office:value="0.0167" calcext:value-type="float">
            <text:p>0.0167</text:p>
          </table:table-cell>
          <table:table-cell table:formula="of:=[.D10]*2" office:value-type="float" office:value="0.0334" calcext:value-type="float">
            <text:p>0.0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real rotation period (hrs) <text:s text:c="2"/>23.9345 <text:s text:c="3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gth of day (hrs) <text:s text:c="13"/>24.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liquity to orbit (deg) <text:s text:c="8"/>23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ation of equator (deg) <text:s text:c="4"/>23.44 <text:s text:c="40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 table:number-rows-repeated="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3" table:number-rows-repeated="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21:32.821425566</meta:creation-date>
    <dc:date>2017-08-20T21:08:16.976103136</dc:date>
    <meta:editing-duration>PT2H24M50S</meta:editing-duration>
    <meta:editing-cycles>1</meta:editing-cycles>
    <meta:document-statistic meta:table-count="1" meta:cell-count="25" meta:object-count="0"/>
    <meta:generator>LibreOffice/5.1.6.2$Linux_X86_64 LibreOffice_project/10m0$Build-2</meta:generator>
  </office:meta>
</office:document-meta>
</file>